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right" draw:textarea-vertical-align="middle"/>
    </style:style>
    <style:style style:name="gr4" style:family="graphic" style:parent-style-name="objectwithoutfill">
      <style:graphic-properties svg:stroke-color="#000000" draw:marker-end="Arrow" draw:marker-end-width="0.1cm" draw:fill="none" draw:textarea-vertical-align="top" fo:padding-top="-0.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258cm" fo:min-width="0.008cm"/>
    </style:style>
    <style:style style:name="gr6" style:family="graphic" style:parent-style-name="objectwithoutfill">
      <style:graphic-properties svg:stroke-color="#000000" draw:marker-end="Arrow" draw:marker-end-width="0.1cm" draw:fill="none" draw:textarea-horizontal-align="center" draw:textarea-vertical-align="bottom" fo:padding-top="0.13cm" fo:padding-left="0.25cm"/>
    </style:style>
    <style:style style:name="gr7" style:family="graphic" style:parent-style-name="objectwithoutfill">
      <style:graphic-properties svg:stroke-color="#000000" draw:marker-end="Arrow" draw:marker-end-width="0.1cm" draw:fill="none" draw:textarea-horizontal-align="center" draw:textarea-vertical-align="top" fo:padding-top="0.13cm" fo:padding-left="0.2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508cm" svg:x="7.604cm" svg:y="9.795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7cm" svg:y1="9.152cm" svg:x2="7.678cm" svg:y2="9.869cm" draw:end-shape="id1" draw:end-glue-point="5" svg:d="M7297 9152l381 717" svg:viewBox="0 0 382 718">
          <text:p/>
        </draw:connector>
        <draw:connector draw:style-name="gr3" draw:text-style-name="P5" draw:layer="layout" draw:type="line" svg:x1="7.858cm" svg:y1="10.303cm" svg:x2="7.858cm" svg:y2="11.395cm" draw:start-shape="id1" draw:start-glue-point="8" draw:end-shape="id2" draw:end-glue-point="4" svg:d="M7858 10303v1092" svg:viewBox="0 0 1 1093">
          <text:p text:style-name="P4"><text:span text:style-name="T1">b</text:span></text:p>
        </draw:connector>
        <draw:connector draw:style-name="gr4" draw:text-style-name="P5" draw:layer="layout" draw:type="curve" svg:x1="8.038cm" svg:y1="10.229cm" svg:x2="8.038cm" svg:y2="9.869cm" draw:start-shape="id1" draw:start-glue-point="9" draw:end-shape="id1" draw:end-glue-point="11" svg:d="M8038 10229c862 0 862-360 0-360" svg:viewBox="0 0 648 361">
          <text:p text:style-name="P4"><text:span text:style-name="T1">a</text:span></text:p>
        </draw:connector>
        <draw:custom-shape draw:style-name="gr1" draw:text-style-name="P2" xml:id="id2" draw:id="id2" draw:layer="layout" svg:width="0.508cm" svg:height="0.508cm" svg:x="7.604cm" svg:y="11.395cm">
          <text:p text:style-name="P1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508cm" svg:height="0.508cm" svg:x="6.588cm" svg:y="12.627cm">
          <text:p text:style-name="P1">ni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7.678cm" svg:y1="11.829cm" svg:x2="6.842cm" svg:y2="12.627cm" draw:start-shape="id2" draw:start-glue-point="7" draw:end-shape="id3" draw:end-glue-point="4" svg:d="M7678 11829c-558 0-836 266-836 798" svg:viewBox="0 0 837 799">
          <text:p text:style-name="P4"><text:span text:style-name="T1">b</text:span></text:p>
        </draw:connector>
        <draw:connector draw:style-name="gr7" draw:text-style-name="P5" draw:layer="layout" draw:type="curve" svg:x1="8.038cm" svg:y1="11.829cm" svg:x2="8.038cm" svg:y2="11.469cm" draw:start-shape="id2" draw:start-glue-point="9" draw:end-shape="id2" draw:end-glue-point="11" svg:d="M8038 11829c862 0 862-360 0-360" svg:viewBox="0 0 648 361">
          <text:p text:style-name="P4"><text:span text:style-name="T1">b</text:span></text:p>
        </draw:connector>
        <draw:connector draw:style-name="gr6" draw:text-style-name="P5" draw:layer="layout" draw:type="curve" svg:x1="7.678cm" svg:y1="11.469cm" svg:x2="7.604cm" svg:y2="10.049cm" draw:start-shape="id2" draw:start-glue-point="5" draw:end-shape="id1" draw:end-glue-point="6" svg:d="M7678 11469c-862 0-825-1420-74-1420" svg:viewBox="0 0 643 1421">
          <text:p text:style-name="P6">a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31T22:54:33.865000000</dc:date>
    <dc:creator>luciano de falco alfano</dc:creator>
    <meta:editing-duration>PT1H21M40S</meta:editing-duration>
    <meta:editing-cycles>9</meta:editing-cycles>
    <meta:document-statistic meta:object-count="9"/>
  </office:meta>
</office:document-meta>
</file>